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9.271cm" svg:height="1.27cm" svg:x="6.207cm" svg:y="3.032cm">
          <text:p text:style-name="P1">Check Bit Ma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397cm" svg:x="10.144cm" svg:y="1.5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175cm" svg:height="0.762cm" svg:x="7.223cm" svg:y="1.762cm">
          <text:p text:style-name="P2"><text:span text:style-name="T1">Image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397cm" svg:x="10.144cm" svg:y="4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175cm" svg:height="0.762cm" svg:x="6.969cm" svg:y="4.556cm">
          <text:p text:style-name="P2"><text:span text:style-name="T1">Dirty Seg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.27cm" svg:x="6.18cm" svg:y="5.953cm">
          <text:p text:style-name="P1">Check Parent Snapsh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4cm" svg:height="1.397cm" svg:x="10.144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175cm" svg:height="0.762cm" svg:x="6.969cm" svg:y="7.45cm">
          <text:p text:style-name="P2"><text:span text:style-name="T1">Dirty 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.27cm" svg:x="6.08cm" svg:y="8.874cm">
          <text:p text:style-name="P1">Check C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4cm" svg:height="1.397cm" svg:x="10.144cm" svg:y="10.2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9.271cm" svg:height="1.27cm" svg:x="6.08cm" svg:y="11.795cm">
          <text:p text:style-name="P1">Snapshot Block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175cm" svg:height="0.762cm" svg:x="6.969cm" svg:y="10.398cm">
          <text:p text:style-name="P2"><text:span text:style-name="T1">New Blocks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5:23:04</meta:creation-date>
    <dc:date>2012-02-23T15:54:30</dc:date>
    <dc:creator>Wei Zhang</dc:creator>
    <meta:editing-duration>PT1M5S</meta:editing-duration>
    <meta:editing-cycles>1</meta:editing-cycles>
    <meta:document-statistic meta:object-count="12"/>
    <meta:generator>LibreOffice/3.4$Linux LibreOffice_project/340m1$Build-402</meta:generator>
  </office:meta>
</office:document-meta>
</file>